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Iteration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ssue</text:p>
          </table:table-cell>
          <table:table-cell table:style-name="Default" office:value-type="string" calcext:value-type="string">
            <text:p>EX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CDBx2</text:p>
          </table:table-cell>
          <table:table-cell office:value-type="string" calcext:value-type="string">
            <text:p>COMMITx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3,v3(r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4,v4(r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.d f6,f3,f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.d f7,f1,f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d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erformed before previous div because operands for div.d f6,f3,f4 are available later with respect to those for div.d f7,f1,f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5,f6,f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x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5,v5(r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m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ui r1,r1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i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i r2,r2,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i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ez r2,lo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j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1,v1(r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m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2,v2(r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3,v3(r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4,v4(r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m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.d f6,f3,f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d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is time this div starts first, as operands are already available for both div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.d f7,f1,f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0d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5,f6,f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9x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5,v5(r1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m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ui r1,r1,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i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i r2,r2,-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i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nez r2,lo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j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09:14:30.724106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9:57:08.011253048</meta:creation-date>
    <dc:date>2019-02-21T09:49:32.391529483</dc:date>
    <meta:editing-duration>PT1H12M26S</meta:editing-duration>
    <meta:editing-cycles>8</meta:editing-cycles>
    <meta:generator>LibreOffice/6.0.7.3$Linux_X86_64 LibreOffice_project/00m0$Build-3</meta:generator>
    <meta:document-statistic meta:table-count="1" meta:cell-count="145" meta:object-count="0"/>
  </office:meta>
</office:document-meta>
</file>